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fo:background-color="#0000ff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8" style:family="paragraph" style:parent-style-name="Standard">
      <style:text-properties fo:font-weight="bold" fo:background-color="#ffff00" style:font-weight-asian="bold" style:font-weight-complex="bold"/>
    </style:style>
    <style:style style:name="P9" style:family="paragraph" style:parent-style-name="Standard" style:list-style-name="L5"/>
    <style:style style:name="P10" style:family="paragraph" style:parent-style-name="Standard">
      <style:text-properties fo:font-weight="bold" fo:background-color="#ff0000" style:font-weight-asian="bold" style:font-weight-complex="bold"/>
    </style:style>
    <style:style style:name="P11" style:family="paragraph" style:parent-style-name="Standard" style:list-style-name="L6"/>
    <style:style style:name="P12" style:family="paragraph" style:parent-style-name="Standard" style:list-style-name="L7"/>
    <style:style style:name="P13" style:family="paragraph" style:parent-style-name="Standard" style:list-style-name="L6">
      <style:paragraph-properties fo:margin-left="0in" fo:margin-right="0in" fo:text-indent="0in" style:auto-text-indent="false"/>
    </style:style>
    <style:style style:name="P14" style:family="paragraph" style:parent-style-name="Standard">
      <style:text-properties fo:font-weight="bold" fo:background-color="#00ff00" style:font-weight-asian="bold" style:font-weight-complex="bold"/>
    </style:style>
    <style:style style:name="P1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fo:background-color="#0000ff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5in" text:min-label-width="0.25in"/>
      </text:list-level-style-number>
      <text:list-level-style-number text:level="2" text:style-name="Numbering_20_Symbols" style:num-suffix="." style:num-format="1">
        <style:list-level-properties text:space-before="0.75in" text:min-label-width="0.25in"/>
      </text:list-level-style-number>
      <text:list-level-style-number text:level="3" text:style-name="Numbering_20_Symbols" style:num-suffix="." style:num-format="1">
        <style:list-level-properties text:space-before="1in" text:min-label-width="0.25in"/>
      </text:list-level-style-number>
      <text:list-level-style-number text:level="4" text:style-name="Numbering_20_Symbols" style:num-suffix="." style:num-format="1">
        <style:list-level-properties text:space-before="1.25in" text:min-label-width="0.25in"/>
      </text:list-level-style-number>
      <text:list-level-style-number text:level="5" text:style-name="Numbering_20_Symbols" style:num-suffix="." style:num-format="1">
        <style:list-level-properties text:space-before="1.5in" text:min-label-width="0.25in"/>
      </text:list-level-style-number>
      <text:list-level-style-number text:level="6" text:style-name="Numbering_20_Symbols" style:num-suffix="." style:num-format="1">
        <style:list-level-properties text:space-before="1.75in" text:min-label-width="0.25in"/>
      </text:list-level-style-number>
      <text:list-level-style-number text:level="7" text:style-name="Numbering_20_Symbols" style:num-suffix="." style:num-format="1">
        <style:list-level-properties text:space-before="2in" text:min-label-width="0.25in"/>
      </text:list-level-style-number>
      <text:list-level-style-number text:level="8" text:style-name="Numbering_20_Symbols" style:num-suffix="." style:num-format="1">
        <style:list-level-properties text:space-before="2.25in" text:min-label-width="0.25in"/>
      </text:list-level-style-number>
      <text:list-level-style-number text:level="9" text:style-name="Numbering_20_Symbols" style:num-suffix="." style:num-format="1">
        <style:list-level-properties text:space-before="2.5in" text:min-label-width="0.25in"/>
      </text:list-level-style-number>
      <text:list-level-style-number text:level="10" text:style-name="Numbering_20_Symbols" style:num-suffix="." style:num-format="1">
        <style:list-level-properties text:space-before="2.75in" text:min-label-width="0.25in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7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.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7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tions à faire sur réception des différents paquets:</text:p>
      <text:p text:style-name="Standard">enum{NEW_POS,CHAT,NAME,CHOICE_REQUEST,WHAT_YOU_ARE,YOU_DONT_PLAY,GAME_OVER,PLAY_AGAIN};</text:p>
      <text:p text:style-name="Standard"/>
      <text:p text:style-name="Standard">Début de la partie :</text:p>
      <text:p text:style-name="Standard">clean du terrain.</text:p>
      <text:p text:style-name="Standard">lock du terrain.</text:p>
      <text:p text:style-name="Standard"/>
      <text:p text:style-name="P2">NAME :</text:p>
      <text:p text:style-name="Standard">status : “Connection établie avec NAME”</text:p>
      <text:p text:style-name="Standard">stocker le nom reçu en tant que nom de l'autre joueur</text:p>
      <text:list text:style-name="L1">
        <text:list-item>
          <text:p text:style-name="P3">si je suis serveur : </text:p>
        </text:list-item>
      </text:list>
      <text:list text:style-name="L2">
        <text:list-item>
          <text:p text:style-name="P4">désigner un joueur au hasard</text:p>
        </text:list-item>
        <text:list-item>
          <text:p text:style-name="P4">lui envoyer un CHOICE_REQUEST</text:p>
        </text:list-item>
      </text:list>
      <text:list text:style-name="L3">
        <text:list-item>
          <text:p text:style-name="P5">sinon : status : “attends un peu, $nom_autre_joueur choisit son camp.”</text:p>
        </text:list-item>
      </text:list>
      <text:p text:style-name="Standard"/>
      <text:p text:style-name="Standard"><text:span text:style-name="T1">CHOICE_REQUEST </text:span>:</text:p>
      <text:p text:style-name="Standard">dialogue : (boutons : OK et abandonner) : “Tu as l'avantage de pouvoir choisir ton camp : contexte radio”.</text:p>
      <text:list text:style-name="L4">
        <text:list-item>
          <text:p text:style-name="P6">Si OK : envoyer WHAT_YOU_ARE(info sur le camp que l'autre incarnera). stocker le camp que je joue. init du terrain.</text:p>
        </text:list-item>
        <text:list-item>
          <text:p text:style-name="P6">Sinon : fermer la connection.</text:p>
        </text:list-item>
      </text:list>
      <text:p text:style-name="Standard"/>
      <text:p text:style-name="P2">WHAT_YOU_ARE:</text:p>
      <text:p text:style-name="Standard">status (pendant 2 sec, ou clignotement avec des g_timeout_add “”, “txt”,””) : tu joues le camp des loups/de l'agneau</text:p>
      <text:p text:style-name="Standard">stocker quel camp je joue. init du terrain. active le terrain.</text:p>
      <text:p text:style-name="P7">début de la boucle des déplacements bouclés</text:p>
      <text:p text:style-name="Standard">A)(fct() avec une mise a jour bidon du terrain ou pas de mise a jour)envoi de YOU_DONT_PLAY.</text:p>
      <text:p text:style-name="Standard">active le terrain.</text:p>
      <text:p text:style-name="Standard">je fais un déplacement : envoi de NEW_POS. mise à jour locale du terrain.(rq si quelqu'un joue plus vite qu'internet, il peut faire avancer plusieurs pions avant que le YOU_DONT_PLAY du joueur suivant n'arrive)</text:p>
      <text:p text:style-name="Standard"/>
      <text:p text:style-name="P8">YOU_DONT_PLAY:</text:p>
      <text:p text:style-name="Standard">désactive le terrain.</text:p>
      <text:p text:style-name="Standard">status : attente que $nom_autre_joueur fasse un déplacement</text:p>
      <text:p text:style-name="Standard"/>
      <text:p text:style-name="P8">NEW_POS:</text:p>
      <text:p text:style-name="Standard">fct(</text:p>
      <text:p text:style-name="Standard">mise à jour locale du terrain.</text:p>
      <text:p text:style-name="Standard">A)envoi de YOU_DONT_PLAY.</text:p>
      <text:p text:style-name="Standard">active le terrain.</text:p>
      <text:p text:style-name="Standard">évaluation de la situation du jeu :</text:p>
      <text:list text:style-name="L5">
        <text:list-item>
          <text:p text:style-name="P9">Si fin de jeu : envoi de GAME_OVER.</text:p>
        </text:list-item>
        <text:list-item>
          <text:p text:style-name="P9">Sinon : status : à toi de jouer.</text:p>
        </text:list-item>
      </text:list>
      <text:p text:style-name="Standard">)</text:p>
      <text:p text:style-name="P10">GAME_OVER:</text:p>
      <text:p text:style-name="Standard">(contient si on a gagné ou pas)</text:p>
      <text:p text:style-name="Standard">dialogue : “Ton camp a gagné/perdu face aux loups/à l'agneau de $nom_autre_joueur” (bouton Rejouer ou bouton Abandonner)</text:p>
      <text:list text:style-name="L6">
        <text:list-item>
          <text:p text:style-name="P11">Si rejouer :</text:p>
        </text:list-item>
      </text:list>
      <text:list text:style-name="L7">
        <text:list-item>
          <text:p text:style-name="P12">Si j'ai déjà reçu un PLAY_AGAIN / la connection n'a pas été arrêtée de l'autre côté (normalement, on ne devrait pas avoir à vérifier : ce process devrait être killé quand la connection ferme de l'autre côté):</text:p>
          <text:list>
            <text:list-item>
              <text:p text:style-name="P12">envoyer PLAY_AGAIN</text:p>
            </text:list-item>
          </text:list>
        </text:list-item>
        <text:list-item>
          <text:p text:style-name="P12">sinon, il va y avoir soit une déconnection, soit un PLAY_AGAIN.</text:p>
        </text:list-item>
      </text:list>
      <text:list text:style-name="L6">
        <text:list-item>
          <text:p text:style-name="P13">sinon :</text:p>
          <text:list>
            <text:list-item>
              <text:p text:style-name="P13">se déconnecter.</text:p>
            </text:list-item>
          </text:list>
        </text:list-item>
      </text:list>
      <text:p text:style-name="Standard"/>
      <text:p text:style-name="P14">PLAY_AGAIN :</text:p>
      <text:p text:style-name="Standard">marquer qu'on a reçu un PLAY_AGAIN de la part de l'autre joueur. le dialogue lancé lors de GAME_OVER s'occupera de traiter cette information.</text:p>
      <text:p text:style-name="Standard"/>
      <text:p text:style-name="P15">__DECONNECTION_DE_L'AUTRE_JOUEUR :</text:p>
      <text:p text:style-name="Standard">dialogue : $nom autre joueur a quitté la partie. un seul bouton : C'est bon ou OK.</text:p>
      <text:p text:style-name="Standard">désactive le terrain.</text:p>
      <text:p text:style-name="Standard">clear le status.</text:p>
      <text:p text:style-name="Standard"/>
      <text:p text:style-name="Standard">Fonctions 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12-03T00:10:16</meta:creation-date>
    <dc:date>2006-12-03T01:30:14</dc:date>
    <dc:language>en-US</dc:language>
    <meta:editing-cycles>6</meta:editing-cycles>
    <meta:editing-duration>PT1H20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1" meta:word-count="413" meta:character-count="2343"/>
  </office:meta>
</office:document-meta>
</file>